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tellysbilde" presentation:presentation-page-layout-name="Master1-PPL1" draw:id="Slide-256">
        <draw:frame draw:id="id63" presentation:style-name="a384" draw:name="Tit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Back-end API</text:span><text:span text:style-name="a382" text:class-names=""/></text:p>
          </draw:text-box>
          <svg:title/>
          <svg:desc/>
        </draw:frame>
        <draw:frame draw:id="id64" presentation:style-name="a385" draw:name="Undertit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tel-og-innhold" presentation:presentation-page-layout-name="Master1-PPL2" draw:id="Slide-257">
        <draw:frame draw:id="id65" presentation:style-name="a390" draw:name="Tittel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Database models</text:span><text:span text:style-name="a388" text:class-names=""/></text:p>
          </draw:text-box>
          <svg:title/>
          <svg:desc/>
        </draw:frame>
        <draw:frame draw:id="id66" presentation:style-name="a414" draw:name="Plassholder for innhold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Researcher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Projects/ Studies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<text:s text:c="1"/>Artifacts</text:span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<text:s text:c="1"/>Questions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Participants session</text:span></text:p>
              </text:list-item>
            </text:list>
            <text:list text:style-name="a413">
              <text:list-item>
                <text:p text:style-name="a412" text:class-names="" text:cond-style-name=""><text:span text:style-name="a407" text:class-names="">Participants</text:span><text:span text:style-name="a408" text:class-names=""><text:s text:c="1"/></text:span><text:span text:style-name="a409" text:class-names="">answer</text:span><text:span text:style-name="a410" text:class-names="">s</text:span><text:span text:style-name="a411" text:class-names=""/></text:p>
              </text:list-item>
            </text:list>
          </draw:text-box>
          <svg:title/>
          <svg:desc/>
        </draw:frame>
      </draw:page>
      <draw:page draw:name="Slide3" draw:style-name="a415" draw:master-page-name="Master1-Layout2-obj-Tittel-og-innhold" presentation:presentation-page-layout-name="Master1-PPL2" draw:id="Slide-258">
        <draw:frame draw:id="id67" presentation:style-name="a419" draw:name="Tittel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Researcher</text:span><text:span text:style-name="a417" text:class-names=""/></text:p>
          </draw:text-box>
          <svg:title/>
          <svg:desc/>
        </draw:frame>
        <draw:frame draw:id="id68" presentation:style-name="a437" draw:name="Plassholder for innhold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Unique id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Email-address</text:span></text:p>
              </text:list-item>
            </text:list>
            <text:list text:style-name="a429">
              <text:list-item>
                <text:p text:style-name="a428" text:class-names="" text:cond-style-name=""><text:span text:style-name="a426" text:class-names="">Name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Password (Hashed)</text:span></text:p>
              </text:list-item>
            </text:list>
            <text:list text:style-name="a436">
              <text:list-item>
                <text:p text:style-name="a435" text:class-names="" text:cond-style-name=""><text:span text:style-name="a433" text:class-names="">Role [Admin or Researcher]</text:span><text:span text:style-name="a434" text:class-names=""/></text:p>
              </text:list-item>
            </text:list>
          </draw:text-box>
          <svg:title/>
          <svg:desc/>
        </draw:frame>
      </draw:page>
      <draw:page draw:name="Slide4" draw:style-name="a438" draw:master-page-name="Master1-Layout2-obj-Tittel-og-innhold" presentation:presentation-page-layout-name="Master1-PPL2" draw:id="Slide-259">
        <draw:frame draw:id="id69" presentation:style-name="a442" draw:name="Tittel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9" text:class-names="">Project/Studies</text:span><text:span text:style-name="a440" text:class-names=""/></text:p>
          </draw:text-box>
          <svg:title/>
          <svg:desc/>
        </draw:frame>
        <draw:frame draw:id="id70" presentation:style-name="a464" draw:name="Plassholder for innhold 2" svg:x="0.91667in" svg:y="1.99653in" svg:width="11.5in" svg:height="4.75868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Project ID</text:span></text:p>
              </text:list-item>
            </text:list>
            <text:list text:style-name="a451">
              <text:list-item>
                <text:p text:style-name="a450" text:class-names="" text:cond-style-name=""><text:span text:style-name="a446" text:class-names="">Researcher</text:span><text:span text:style-name="a447" text:class-names=""><text:s text:c="1"/></text:span><text:span text:style-name="a448" text:class-names="">ID</text:span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Title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Questions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Status [not published, active, concluded]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5" draw:style-name="a465" draw:master-page-name="Master1-Layout2-obj-Tittel-og-innhold" presentation:presentation-page-layout-name="Master1-PPL2" draw:id="Slide-260">
        <draw:frame draw:id="id71" presentation:style-name="a469" draw:name="Tittel 1" svg:x="0.91667in" svg:y="0.39931in" svg:width="11.5in" svg:height="1.44965in" presentation:class="title" presentation:placeholder="false">
          <draw:text-box>
            <text:p text:style-name="a468" text:class-names="" text:cond-style-name=""><text:span text:style-name="a466" text:class-names="">Artifact</text:span><text:span text:style-name="a467" text:class-names=""/></text:p>
          </draw:text-box>
          <svg:title/>
          <svg:desc/>
        </draw:frame>
        <draw:frame draw:id="id72" presentation:style-name="a495" draw:name="Plassholder for innhold 2" svg:x="0.91667in" svg:y="1.99653in" svg:width="11.5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Id</text:span></text:p>
              </text:list-item>
            </text:list>
            <text:list text:style-name="a478">
              <text:list-item>
                <text:p text:style-name="a477" text:class-names="" text:cond-style-name=""><text:span text:style-name="a473" text:class-names="">Researcher</text:span><text:span text:style-name="a474" text:class-names=""><text:s text:c="1"/></text:span><text:span text:style-name="a475" text:class-names="">Id</text:span><text:span text:style-name="a476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79" text:class-names="">Filename</text:span><text:span text:style-name="a480" text:class-names=""><text:s text:c="1"/></text:span><text:span text:style-name="a481" text:class-names="">/ name of uploaded artifact</text:span></text:p>
              </text:list-item>
            </text:list>
            <text:list text:style-name="a489">
              <text:list-item>
                <text:p text:style-name="a488" text:class-names="" text:cond-style-name=""><text:span text:style-name="a484" text:class-names="">Path to</text:span><text:span text:style-name="a485" text:class-names=""><text:s text:c="1"/></text:span><text:span text:style-name="a486" text:class-names="">file/artifact</text:span><text:span text:style-name="a487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0" text:class-names="">Mediatype</text:span><text:span text:style-name="a491" text:class-names=""><text:s text:c="1"/>[image, video, audio, text]</text:span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2-obj-Tittel-og-innhold" presentation:presentation-page-layout-name="Master1-PPL2" draw:id="Slide-261">
        <draw:frame draw:id="id73" presentation:style-name="a500" draw:name="Tittel 1" svg:x="0.91667in" svg:y="0.39931in" svg:width="11.5in" svg:height="1.44965in" presentation:class="title" presentation:placeholder="false">
          <draw:text-box>
            <text:p text:style-name="a499" text:class-names="" text:cond-style-name=""><text:span text:style-name="a497" text:class-names="">Questions</text:span><text:span text:style-name="a498" text:class-names=""/></text:p>
          </draw:text-box>
          <svg:title/>
          <svg:desc/>
        </draw:frame>
        <draw:frame draw:id="id74" presentation:style-name="a529" draw:name="Plassholder for innhold 2" svg:x="0.91667in" svg:y="1.99653in" svg:width="11.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1" text:class-names="">Id</text:span><text:span text:style-name="a502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ProjectId</text:span><text:span text:style-name="a506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09" text:class-names="">Researcher</text:span><text:span text:style-name="a510" text:class-names=""><text:s text:c="1"/></text:span><text:span text:style-name="a511" text:class-names="">ID</text:span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Question Text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ype of Question [Text input, Multiple Choice, Sliding Scale]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f Multiple Choice: Question alternatives<text:line-break/>if Sliding Scale: min value and max value</text:span></text:p>
              </text:list-item>
            </text:list>
            <text:list text:style-name="a528">
              <text:list-item>
                <text:p text:style-name="a527" text:class-names="" text:cond-style-name=""><text:span text:style-name="a524" text:class-names="">artifac</text:span><text:span text:style-name="a525" text:class-names="">t</text:span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2-obj-Tittel-og-innhold" presentation:presentation-page-layout-name="Master1-PPL2" draw:id="Slide-262">
        <draw:frame draw:id="id75" presentation:style-name="a535" draw:name="Tittel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31" text:class-names="">Sessio</text:span><text:span text:style-name="a532" text:class-names="">n</text:span><text:span text:style-name="a533" text:class-names=""/></text:p>
          </draw:text-box>
          <svg:title/>
          <svg:desc/>
        </draw:frame>
        <draw:frame draw:id="id76" presentation:style-name="a564" draw:name="Plassholder for innhold 2" svg:x="0.91667in" svg:y="1.99653in" svg:width="11.5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Id</text:span></text:p>
              </text:list-item>
            </text:list>
            <text:list text:style-name="a542">
              <text:list-item>
                <text:p text:style-name="a541" text:class-names="" text:cond-style-name=""><text:span text:style-name="a539" text:class-names="">ProjectId</text:span><text:span text:style-name="a540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3" text:class-names="">ResearcherId</text:span><text:span text:style-name="a544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7" text:class-names="">Optional:</text:span><text:span text:style-name="a548" text:class-names=""><text:s text:c="1"/></text:span><text:span text:style-name="a549" text:class-names="">Demographics</text:span></text:p>
              </text:list-item>
            </text:list>
            <text:list text:style-name="a559">
              <text:list-item>
                <text:p text:style-name="a558" text:class-names="" text:cond-style-name=""><text:span text:style-name="a552" text:class-names="">Optional:</text:span><text:span text:style-name="a553" text:class-names=""><text:s text:c="1"/></text:span><text:span text:style-name="a554" text:class-names="">Start</text:span><text:span text:style-name="a555" text:class-names=""><text:s text:c="1"/></text:span><text:span text:style-name="a556" text:class-names="">Time</text:span><text:span text:style-name="a557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60" text:class-names="">Optional: Finished Time</text:span><text:span text:style-name="a561" text:class-names=""/></text:p>
              </text:list-item>
            </text:list>
          </draw:text-box>
          <svg:title/>
          <svg:desc/>
        </draw:frame>
      </draw:page>
      <draw:page draw:name="Slide8" draw:style-name="a565" draw:master-page-name="Master1-Layout2-obj-Tittel-og-innhold" presentation:presentation-page-layout-name="Master1-PPL2" draw:id="Slide-263">
        <draw:frame draw:id="id77" presentation:style-name="a569" draw:name="Tittel 1" svg:x="0.91667in" svg:y="0.39931in" svg:width="11.5in" svg:height="1.44965in" presentation:class="title" presentation:placeholder="false">
          <draw:text-box>
            <text:p text:style-name="a568" text:class-names="" text:cond-style-name=""><text:span text:style-name="a566" text:class-names="">Answers</text:span><text:span text:style-name="a567" text:class-names=""/></text:p>
          </draw:text-box>
          <svg:title/>
          <svg:desc/>
        </draw:frame>
        <draw:frame draw:id="id78" presentation:style-name="a588" draw:name="Plassholder for innhold 2" svg:x="0.91667in" svg:y="1.99653in" svg:width="11.5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Id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Question Id</text:span></text:p>
              </text:list-item>
            </text:list>
            <text:list text:style-name="a579">
              <text:list-item>
                <text:p text:style-name="a578" text:class-names="" text:cond-style-name=""><text:span text:style-name="a576" text:class-names="">Researcher Id</text:span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Session Id</text:span></text:p>
              </text:list-item>
            </text:list>
            <text:list text:style-name="a587">
              <text:list-item>
                <text:p text:style-name="a586" text:class-names="" text:cond-style-name=""><text:span text:style-name="a583" text:class-names="">answe</text:span><text:span text:style-name="a584" text:class-names="">r</text:span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2-obj-Tittel-og-innhold" presentation:presentation-page-layout-name="Master1-PPL2" draw:id="Slide-264">
        <draw:frame draw:id="id79" presentation:style-name="a593" draw:name="Tittel 1" svg:x="0.91667in" svg:y="0.39931in" svg:width="11.5in" svg:height="1.44965in" presentation:class="title" presentation:placeholder="false">
          <draw:text-box>
            <text:p text:style-name="a592" text:class-names="" text:cond-style-name=""><text:span text:style-name="a590" text:class-names="">Crud Operations</text:span><text:span text:style-name="a591" text:class-names=""/></text:p>
          </draw:text-box>
          <svg:title/>
          <svg:desc/>
        </draw:frame>
        <draw:frame draw:id="id80" presentation:style-name="a608" draw:name="Plassholder for innhold 2" svg:x="0.91667in" svg:y="1.99653in" svg:width="11.5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Create</text:span></text:p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Read / Get</text:span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Update</text:span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Delete</text:span><text:span text:style-name="a605" text:class-names=""/></text:p>
              </text:list-item>
            </text:list>
          </draw:text-box>
          <svg:title/>
          <svg:desc/>
        </draw:frame>
      </draw:page>
      <draw:page draw:name="Slide10" draw:style-name="a609" draw:master-page-name="Master1-Layout2-obj-Tittel-og-innhold" presentation:presentation-page-layout-name="Master1-PPL2" draw:id="Slide-265">
        <draw:frame draw:id="id81" presentation:style-name="a614" draw:name="Tittel 1" svg:x="0.91667in" svg:y="0.39931in" svg:width="11.5in" svg:height="1.44965in" presentation:class="title" presentation:placeholder="false">
          <draw:text-box>
            <text:p text:style-name="a613" text:class-names="" text:cond-style-name=""><text:span text:style-name="a610" text:class-names="">Endpoint</text:span><text:span text:style-name="a611" text:class-names="">s</text:span><text:span text:style-name="a612" text:class-names=""/></text:p>
          </draw:text-box>
          <svg:title/>
          <svg:desc/>
        </draw:frame>
        <draw:frame draw:id="id82" presentation:style-name="a639" draw:name="Plassholder for innhold 2" svg:x="0.91667in" svg:y="1.99653in" svg:width="11.5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5" text:class-names="">Various endpoint<text:s text:c="1"/></text:span><text:span text:style-name="a616" text:class-names="">url</text:span><text:span text:style-name="a617" text:class-names=""><text:s text:c="1"/>paths to do the desired action to database</text:span></text:p>
              </text:list-item>
            </text:list>
            <text:list text:style-name="a624">
              <text:list-item>
                <text:p text:style-name="a623" text:class-names="" text:cond-style-name=""><text:span text:style-name="a620" text:class-names="">/</text:span><text:span text:style-name="a621" text:class-names="">api</text:span><text:span text:style-name="a622" text:class-names="">/project/:id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Retrieves the project info and its answer to be displayed in the application</text:span></text:p>
              </text:list-item>
            </text:list>
            <text:list text:style-name="a634">
              <text:list-item>
                <text:p text:style-name="a633" text:class-names="" text:cond-style-name=""><text:span text:style-name="a628" text:class-names="">/</text:span><text:span text:style-name="a629" text:class-names="">api</text:span><text:span text:style-name="a630" text:class-names="">/answers/:</text:span><text:span text:style-name="a631" text:class-names="">projectId</text:span><text:span text:style-name="a632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Retrieves answers submitted to that study/project</text:span><text:span text:style-name="a636" text:class-names=""/></text:p>
              </text:list-item>
            </text:list>
          </draw:text-box>
          <svg:title/>
          <svg:desc/>
        </draw:frame>
      </draw:page>
      <draw:page draw:name="Slide11" draw:style-name="a640" draw:master-page-name="Master1-Layout2-obj-Tittel-og-innhold" presentation:presentation-page-layout-name="Master1-PPL2" draw:id="Slide-266">
        <draw:frame draw:id="id83" presentation:style-name="a644" draw:name="Tittel 1" svg:x="0.91667in" svg:y="0.39931in" svg:width="11.5in" svg:height="1.44965in" presentation:class="title" presentation:placeholder="false">
          <draw:text-box>
            <text:p text:style-name="a643" text:class-names="" text:cond-style-name=""><text:span text:style-name="a641" text:class-names="">authorization</text:span><text:span text:style-name="a642" text:class-names=""/></text:p>
          </draw:text-box>
          <svg:title/>
          <svg:desc/>
        </draw:frame>
        <draw:frame draw:id="id84" presentation:style-name="a717" draw:name="Plassholder for innhold 2" svg:x="0.91667in" svg:y="1.99653in" svg:width="11.5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We don’t want anyone to be able to edit a project!</text:span></text:p>
              </text:list-item>
            </text:list>
            <text:list text:style-name="a674">
              <text:list-item>
                <text:p text:style-name="a673" text:class-names="" text:cond-style-name=""><text:span text:style-name="a648" text:class-names="">Only</text:span><text:span text:style-name="a649" text:class-names=""><text:s text:c="1"/></text:span><text:span text:style-name="a650" text:class-names="">the</text:span><text:span text:style-name="a651" text:class-names=""><text:s text:c="1"/></text:span><text:span text:style-name="a652" text:class-names="">researcher</text:span><text:span text:style-name="a653" text:class-names=""><text:s text:c="1"/></text:span><text:span text:style-name="a654" text:class-names="">that</text:span><text:span text:style-name="a655" text:class-names=""><text:s text:c="1"/></text:span><text:span text:style-name="a656" text:class-names="">created</text:span><text:span text:style-name="a657" text:class-names=""><text:s text:c="1"/></text:span><text:span text:style-name="a658" text:class-names="">a</text:span><text:span text:style-name="a659" text:class-names=""><text:s text:c="1"/></text:span><text:span text:style-name="a660" text:class-names="">project</text:span><text:span text:style-name="a661" text:class-names=""><text:s text:c="1"/></text:span><text:span text:style-name="a662" text:class-names="">(or an Admin) should be</text:span><text:span text:style-name="a663" text:class-names=""><text:s text:c="1"/></text:span><text:span text:style-name="a664" text:class-names="">able</text:span><text:span text:style-name="a665" text:class-names=""><text:s text:c="1"/></text:span><text:span text:style-name="a666" text:class-names="">to</text:span><text:span text:style-name="a667" text:class-names=""><text:s text:c="1"/></text:span><text:span text:style-name="a668" text:class-names="">edit</text:span><text:span text:style-name="a669" text:class-names=""><text:s text:c="1"/></text:span><text:span text:style-name="a670" text:class-names="">or</text:span><text:span text:style-name="a671" text:class-names=""><text:s text:c="1"/></text:span><text:span text:style-name="a672" text:class-names="">delete it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Authorization token!</text:span></text:p>
              </text:list-item>
            </text:list>
            <text:list text:style-name="a688">
              <text:list-item>
                <text:p text:style-name="a687" text:class-names="" text:cond-style-name=""><text:span text:style-name="a678" text:class-names="">Prove that</text:span><text:span text:style-name="a679" text:class-names=""><text:s text:c="1"/></text:span><text:span text:style-name="a680" text:class-names="">the</text:span><text:span text:style-name="a681" text:class-names=""><text:s text:c="1"/></text:span><text:span text:style-name="a682" text:class-names="">user</text:span><text:span text:style-name="a683" text:class-names=""><text:s text:c="1"/></text:span><text:span text:style-name="a684" text:class-names="">if</text:span><text:span text:style-name="a685" text:class-names=""><text:s text:c="1"/></text:span><text:span text:style-name="a686" text:class-names="">whom he claims to be</text:span></text:p>
              </text:list-item>
            </text:list>
            <text:list text:style-name="a695">
              <text:list-item>
                <text:p text:style-name="a694" text:class-names="" text:cond-style-name=""><text:span text:style-name="a689" text:class-names="">When researcher</text:span><text:span text:style-name="a690" text:class-names=""><text:s text:c="1"/></text:span><text:span text:style-name="a691" text:class-names="">logs in, they get a token that prove they<text:s text:c="1"/></text:span><text:span text:style-name="a692" text:class-names="">have access</text:span><text:span text:style-name="a693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696" text:class-names="">Can’t</text:span><text:span text:style-name="a697" text:class-names=""><text:s text:c="1"/></text:span><text:span text:style-name="a698" text:class-names="">edit</text:span><text:span text:style-name="a699" text:class-names=""><text:s text:c="1"/></text:span><text:span text:style-name="a700" text:class-names="">projects/database</text:span><text:span text:style-name="a701" text:class-names=""><text:s text:c="1"/></text:span><text:span text:style-name="a702" text:class-names="">unless</text:span><text:span text:style-name="a703" text:class-names=""><text:s text:c="1"/></text:span><text:span text:style-name="a704" text:class-names="">they</text:span><text:span text:style-name="a705" text:class-names=""><text:s text:c="1"/></text:span><text:span text:style-name="a706" text:class-names="">have</text:span><text:span text:style-name="a707" text:class-names=""><text:s text:c="1"/></text:span><text:span text:style-name="a708" text:class-names="">permission</text:span><text:span text:style-name="a709" text:class-names=""><text:s text:c="1"/></text:span><text:span text:style-name="a710" text:class-names="">to</text:span><text:span text:style-name="a711" text:class-names=""><text:s text:c="1"/></text:span><text:span text:style-name="a712" text:class-names="">do</text:span><text:span text:style-name="a713" text:class-names=""><text:s text:c="1"/></text:span><text:span text:style-name="a714" text:class-names="">so</text:span></text:p>
              </text:list-item>
            </text:list>
          </draw:text-box>
          <svg:title/>
          <svg:desc/>
        </draw:frame>
      </draw:page>
      <draw:page draw:name="Slide12" draw:style-name="a718" draw:master-page-name="Master1-Layout2-obj-Tittel-og-innhold" presentation:presentation-page-layout-name="Master1-PPL2" draw:id="Slide-267">
        <draw:frame draw:id="id85" presentation:style-name="a722" draw:name="Tittel 1" svg:x="0.91667in" svg:y="0.39931in" svg:width="11.5in" svg:height="1.44965in" presentation:class="title" presentation:placeholder="false">
          <draw:text-box>
            <text:p text:style-name="a721" text:class-names="" text:cond-style-name=""><text:span text:style-name="a719" text:class-names="">middleware</text:span><text:span text:style-name="a720" text:class-names=""/></text:p>
          </draw:text-box>
          <svg:title/>
          <svg:desc/>
        </draw:frame>
        <draw:frame draw:id="id86" presentation:style-name="a739" draw:name="Plassholder for innhold 2" svg:x="0.91667in" svg:y="1.99653in" svg:width="11.5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Support for uploading artifacts to the server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Password hashing</text:span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Password compare</text:span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Token validation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3" draw:style-name="a740" draw:master-page-name="Master1-Layout2-obj-Tittel-og-innhold" presentation:presentation-page-layout-name="Master1-PPL2" draw:id="Slide-268">
        <draw:frame draw:id="id87" presentation:style-name="a744" draw:name="Tittel 1" svg:x="0.91667in" svg:y="0.39931in" svg:width="11.5in" svg:height="1.44965in" presentation:class="title" presentation:placeholder="false">
          <draw:text-box>
            <text:p text:style-name="a743" text:class-names="" text:cond-style-name=""><text:span text:style-name="a741" text:class-names="">What remains to be done:</text:span><text:span text:style-name="a742" text:class-names=""/></text:p>
          </draw:text-box>
          <svg:title/>
          <svg:desc/>
        </draw:frame>
        <draw:frame draw:id="id88" presentation:style-name="a772" draw:name="Plassholder for innhold 2" svg:x="0.91667in" svg:y="1.99653in" svg:width="11.5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5" text:class-names="">Coupling the front-end application with the backend<text:s text:c="1"/></text:span><text:span text:style-name="a746" text:class-names="">api</text:span><text:span text:style-name="a747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0" text:class-names="">Reiterate some</text:span><text:span text:style-name="a751" text:class-names=""><text:s text:c="1"/></text:span><text:span text:style-name="a752" text:class-names="">database</text:span><text:span text:style-name="a753" text:class-names=""><text:s text:c="1"/></text:span><text:span text:style-name="a754" text:class-names="">models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Fix some security holes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Optimization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ssholder for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ssholder for bunn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ssholder for lysbil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Undertit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7" draw:name="Plassholder for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ssholder for bunn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ssholder for lysbil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tel-og-innhold" style:page-layout-name="pageLayout1" draw:style-name="a55">
      <draw:frame draw:id="id10" presentation:style-name="a59" draw:name="Tit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k for å redigere tittelstil</text:span><text:span text:style-name="a57" text:class-names=""/></text:p>
        </draw:text-box>
        <svg:title/>
        <svg:desc/>
      </draw:frame>
      <draw:frame draw:id="id11" presentation:style-name="a76" draw:name="Plassholder for inn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 for å redigere tekststiler i mal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re ni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å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å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ssholder for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ssholder for bunn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ssholder for lysbil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Deloverskrift" style:page-layout-name="pageLayout1" draw:style-name="a89">
      <draw:frame draw:id="id15" presentation:style-name="a93" draw:name="Tit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k for å redigere tittelstil</text:span><text:span text:style-name="a91" text:class-names=""/></text:p>
        </draw:text-box>
        <svg:title/>
        <svg:desc/>
      </draw:frame>
      <draw:frame draw:id="id16" presentation:style-name="a97" draw:name="Plassholder f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102" draw:name="Plassholder for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ssholder for bunn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ssholder for lysbil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nholdsdeler" style:page-layout-name="pageLayout1" draw:style-name="a110">
      <draw:frame draw:id="id20" presentation:style-name="a114" draw:name="Tit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k for å redigere tittelstil</text:span><text:span text:style-name="a112" text:class-names=""/></text:p>
        </draw:text-box>
        <svg:title/>
        <svg:desc/>
      </draw:frame>
      <draw:frame draw:id="id21" presentation:style-name="a131" draw:name="Plassholder for inn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å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ssholder for inn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 for å redigere tekststiler i mal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re ni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å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ssholder for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ssholder for bunn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ssholder for lysbil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k for å redigere tittelstil</text:span><text:span text:style-name="a163" text:class-names=""/></text:p>
        </draw:text-box>
        <svg:title/>
        <svg:desc/>
      </draw:frame>
      <draw:frame draw:id="id27" presentation:style-name="a169" draw:name="Plassholder f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86" draw:name="Plassholder for inn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 for å redigere tekststiler i mal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re ni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å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ssholder f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207" draw:name="Plassholder for inn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 for å redigere tekststiler i mal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re ni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å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ssholder for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ssholder for bunn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ssholder for lysbil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Bare-tittel" style:page-layout-name="pageLayout1" draw:style-name="a220">
      <draw:frame draw:id="id34" presentation:style-name="a224" draw:name="Tit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k for å redigere tittelstil</text:span><text:span text:style-name="a222" text:class-names=""/></text:p>
        </draw:text-box>
        <svg:title/>
        <svg:desc/>
      </draw:frame>
      <draw:frame draw:id="id35" presentation:style-name="a229" draw:name="Plassholder for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ssholder for bunn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ssholder for lysbil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Plassholder for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ssholder for bunn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ssholder for lysbil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nhold-med-tekst" style:page-layout-name="pageLayout1" draw:style-name="a250">
      <draw:frame draw:id="id41" presentation:style-name="a254" draw:name="Tit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k for å redigere tittelstil</text:span><text:span text:style-name="a252" text:class-names=""/></text:p>
        </draw:text-box>
        <svg:title/>
        <svg:desc/>
      </draw:frame>
      <draw:frame draw:id="id42" presentation:style-name="a271" draw:name="Plassholder for inn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 for å redigere tekststiler i mal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re ni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å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ssholder f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80" draw:name="Plassholder for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ssholder for bunn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ssholder for lysbil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e-med-tekst" style:page-layout-name="pageLayout1" draw:style-name="a288">
      <draw:frame draw:id="id47" presentation:style-name="a292" draw:name="Tit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k for å redigere tittelstil</text:span><text:span text:style-name="a290" text:class-names=""/></text:p>
        </draw:text-box>
        <svg:title/>
        <svg:desc/>
      </draw:frame>
      <draw:frame draw:id="id48" presentation:style-name="a295" draw:name="Plassholder for bil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ssholder f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304" draw:name="Plassholder for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ssholder for bunn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ssholder for lysbil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Loddrett-tekst" style:page-layout-name="pageLayout1" draw:style-name="a312">
      <draw:frame draw:id="id53" presentation:style-name="a316" draw:name="Tit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k for å redigere tittelstil</text:span><text:span text:style-name="a314" text:class-names=""/></text:p>
        </draw:text-box>
        <svg:title/>
        <svg:desc/>
      </draw:frame>
      <draw:frame draw:id="id54" presentation:style-name="a333" draw:name="Plassholder for loddrett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 for å redigere tekststiler i mal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re ni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å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ssholder for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ssholder for bunn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ssholder for lysbil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drett-tittel-og-tekst" style:page-layout-name="pageLayout1" draw:style-name="a346">
      <draw:frame draw:id="id58" presentation:style-name="a350" draw:name="Loddrett tit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k for å redigere tittelstil</text:span><text:span text:style-name="a348" text:class-names=""/></text:p>
        </draw:text-box>
        <svg:title/>
        <svg:desc/>
      </draw:frame>
      <draw:frame draw:id="id59" presentation:style-name="a367" draw:name="Plassholder for loddrett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 for å redigere tekststiler i mal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re ni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å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ssholder for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ssholder for bunn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ssholder for lysbil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irik Finserås</meta:initial-creator>
    <dc:creator>Eirik Finserås</dc:creator>
    <meta:creation-date>2025-04-09T14:01:38Z</meta:creation-date>
    <dc:date>2025-04-09T14:03:18Z</dc:date>
    <meta:editing-cycles>1</meta:editing-cycles>
    <meta:editing-duration>PT100S</meta:editing-duration>
    <meta:document-statistic meta:paragraph-count="76" meta:word-count="297"/>
  </office:meta>
</office:document-meta>
</file>